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2.5728in"/>
    </style:style>
    <style:style style:name="co3" style:family="table-column">
      <style:table-column-properties fo:break-before="auto" style:column-width="0.6752in"/>
    </style:style>
    <style:style style:name="co4" style:family="table-column">
      <style:table-column-properties fo:break-before="auto" style:column-width="1.1181in"/>
    </style:style>
    <style:style style:name="co5" style:family="table-column">
      <style:table-column-properties fo:break-before="auto" style:column-width="1.4689in"/>
    </style:style>
    <style:style style:name="co6" style:family="table-column">
      <style:table-column-properties fo:break-before="auto" style:column-width="0.69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fo:background-color="#808080" style:text-align-source="fix" style:repeat-content="false"/>
      <style:paragraph-properties fo:text-align="start" fo:margin-left="0in"/>
    </style:style>
    <style:style style:name="ce2" style:family="table-cell" style:parent-style-name="Default" style:data-style-name="N81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4" style:family="table-cell" style:parent-style-name="Default" style:data-style-name="N104">
      <style:table-cell-properties style:text-align-source="fix" style:repeat-content="false"/>
      <style:paragraph-properties fo:text-align="start" fo:margin-left="0in"/>
    </style:style>
    <style:style style:name="ce13" style:family="table-cell" style:parent-style-name="Default" style:data-style-name="N104">
      <style:table-cell-properties fo:background-color="#808080" style:text-align-source="fix" style:repeat-content="false"/>
      <style:paragraph-properties fo:text-align="start" fo:margin-left="0in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 style:data-style-name="N104"/>
    <style:style style:name="ce7" style:family="table-cell" style:parent-style-name="Default">
      <style:table-cell-properties style:text-align-source="fix" style:repeat-content="false" fo:padding="0.028in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ce6"/>
        <table:table-column table:style-name="co7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/>
          <table:table-cell table:style-name="ce4" table:number-columns-repeated="2"/>
          <table:table-cell table:style-name="ce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T1, BT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9V</text:p>
          </table:table-cell>
          <table:table-cell table:style-name="ce1" office:value-type="string" calcext:value-type="string">
            <text:p>B2B-PH-K-S(LF)(SN)</text:p>
          </table:table-cell>
          <table:table-cell table:style-name="ce4" office:value-type="currency" office:currency="USD" office:value="0.17" calcext:value-type="currency">
            <text:p>$0.17</text:p>
          </table:table-cell>
          <table:table-cell table:style-name="ce4" table:formula="of:=[.C2]*[.F2]" office:value-type="currency" office:currency="USD" office:value="0.34" calcext:value-type="currency">
            <text:p>$0.34</text:p>
          </table:table-cell>
          <table:table-cell table:style-name="ce1" office:value-type="string" calcext:value-type="string">
            <text:p>https://www.digikey.com/en/products/detail/jst-sales-america-inc/B2B-PH-K-S-LF-SN/92661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1, C2, C3, C4, C5, C6, C2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47u</text:p>
          </table:table-cell>
          <table:table-cell table:style-name="ce1" office:value-type="float" office:value="865081757008" calcext:value-type="float">
            <text:p>865081757008</text:p>
          </table:table-cell>
          <table:table-cell table:style-name="ce4" office:value-type="currency" office:currency="USD" office:value="0.9" calcext:value-type="currency">
            <text:p>$0.90</text:p>
          </table:table-cell>
          <table:table-cell table:style-name="ce4" table:formula="of:=[.C3]*[.F3]" office:value-type="currency" office:currency="USD" office:value="6.3" calcext:value-type="currency">
            <text:p>$6.30</text:p>
          </table:table-cell>
          <table:table-cell table:style-name="ce1" office:value-type="string" calcext:value-type="string">
            <text:p>https://www.digikey.com/en/products/detail/w%C3%BCrth-elektronik/865081757008/1782996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7, C9, C10, C12, C3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n</text:p>
          </table:table-cell>
          <table:table-cell table:style-name="ce1" office:value-type="string" calcext:value-type="string">
            <text:p>CL10C102JB8NNNC</text:p>
          </table:table-cell>
          <table:table-cell table:style-name="ce4" office:value-type="currency" office:currency="USD" office:value="0.1" calcext:value-type="currency">
            <text:p>$0.10</text:p>
          </table:table-cell>
          <table:table-cell table:style-name="ce4" table:formula="of:=[.C4]*[.F4]" office:value-type="currency" office:currency="USD" office:value="0.5" calcext:value-type="currency">
            <text:p>$0.50</text:p>
          </table:table-cell>
          <table:table-cell table:style-name="ce1" office:value-type="string" calcext:value-type="string">
            <text:p>https://www.digikey.com/en/products/detail/samsung-electro-mechanics/CL10C102JB8NNNC/3886749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8, C11, C3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n</text:p>
          </table:table-cell>
          <table:table-cell table:style-name="ce1" office:value-type="string" calcext:value-type="string">
            <text:p>CL10B103KB8NNNC</text:p>
          </table:table-cell>
          <table:table-cell table:style-name="ce4" office:value-type="currency" office:currency="USD" office:value="0.1" calcext:value-type="currency">
            <text:p>$0.10</text:p>
          </table:table-cell>
          <table:table-cell table:style-name="ce4" table:formula="of:=[.C5]*[.F5]" office:value-type="currency" office:currency="USD" office:value="0.3" calcext:value-type="currency">
            <text:p>$0.30</text:p>
          </table:table-cell>
          <table:table-cell table:style-name="ce1" office:value-type="string" calcext:value-type="string">
            <text:p>https://www.digikey.com/en/products/detail/samsung-electro-mechanics/CL10B103KB8NNNC/3886667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13, C14, C15, C16, C23, C2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0.1u</text:p>
          </table:table-cell>
          <table:table-cell table:style-name="ce1" office:value-type="string" calcext:value-type="string">
            <text:p>CL10B104KB8NNNC</text:p>
          </table:table-cell>
          <table:table-cell table:style-name="ce4" office:value-type="currency" office:currency="USD" office:value="0.1" calcext:value-type="currency">
            <text:p>$0.10</text:p>
          </table:table-cell>
          <table:table-cell table:style-name="ce4" table:formula="of:=[.C6]*[.F6]" office:value-type="currency" office:currency="USD" office:value="0.8" calcext:value-type="currency">
            <text:p>$0.80</text:p>
          </table:table-cell>
          <table:table-cell table:style-name="ce1" office:value-type="string" calcext:value-type="string">
            <text:p>https://www.digikey.com/en/products/detail/samsung-electro-mechanics/CL10B104KB8NNNC/3886658?s=N4IgTCBcDaIMIBkCMAGAQqgLAaTQDgDki4QBdAXyA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17, C18, C19, C20, C27, C3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0u</text:p>
          </table:table-cell>
          <table:table-cell table:style-name="ce1" office:value-type="string" calcext:value-type="string">
            <text:p>CL31A106KBHNNNE</text:p>
          </table:table-cell>
          <table:table-cell table:style-name="ce4" office:value-type="currency" office:currency="USD" office:value="0.33" calcext:value-type="currency">
            <text:p>$0.33</text:p>
          </table:table-cell>
          <table:table-cell table:style-name="ce4" table:formula="of:=[.C7]*[.F7]" office:value-type="currency" office:currency="USD" office:value="1.98" calcext:value-type="currency">
            <text:p>$1.98</text:p>
          </table:table-cell>
          <table:table-cell table:style-name="ce1" office:value-type="string" calcext:value-type="string">
            <text:p>https://www.digikey.com/en/products/detail/samsung-electro-mechanics/CL31A106KBHNNNE/3890962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C21, C22, C40, C4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NP</text:p>
          </table:table-cell>
          <table:table-cell table:style-name="ce1"/>
          <table:table-cell table:style-name="ce4" table:number-columns-repeated="2"/>
          <table:table-cell table:style-name="ce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C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.7u</text:p>
          </table:table-cell>
          <table:table-cell table:style-name="ce3" office:value-type="string" calcext:value-type="string">
            <text:p>12065C475KAT2A</text:p>
          </table:table-cell>
          <table:table-cell table:style-name="ce4" office:value-type="currency" office:currency="USD" office:value="0.41" calcext:value-type="currency">
            <text:p>$0.41</text:p>
          </table:table-cell>
          <table:table-cell table:style-name="ce4" table:formula="of:=[.C9]*[.F9]" office:value-type="currency" office:currency="USD" office:value="0.41" calcext:value-type="currency">
            <text:p>$0.41</text:p>
          </table:table-cell>
          <table:table-cell table:style-name="ce1" office:value-type="string" calcext:value-type="string">
            <text:p>https://www.digikey.com/en/products/detail/kyocera-avx/12065C475KAT2A/2676431?s=N4IgTCBcDaIIxgAwDYCsBhALAdlQaQEEAVMAkAXQF8g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C28, C33, C3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u</text:p>
          </table:table-cell>
          <table:table-cell table:style-name="ce1" office:value-type="string" calcext:value-type="string">
            <text:p>CL21B105KBFNNNG</text:p>
          </table:table-cell>
          <table:table-cell table:style-name="ce4" office:value-type="currency" office:currency="USD" office:value="0.11" calcext:value-type="currency">
            <text:p>$0.11</text:p>
          </table:table-cell>
          <table:table-cell table:style-name="ce4" table:formula="of:=[.C10]*[.F10]" office:value-type="currency" office:currency="USD" office:value="0.33" calcext:value-type="currency">
            <text:p>$0.33</text:p>
          </table:table-cell>
          <table:table-cell table:style-name="ce1" office:value-type="string" calcext:value-type="string">
            <text:p>https://www.digikey.com/en/products/detail/samsung-electro-mechanics/CL21B105KBFNNNG/3894467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C2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22u</text:p>
          </table:table-cell>
          <table:table-cell table:style-name="ce1" office:value-type="string" calcext:value-type="string">
            <text:p>CL10B224KA8NNNC</text:p>
          </table:table-cell>
          <table:table-cell table:style-name="ce4" office:value-type="currency" office:currency="USD" office:value="0.1" calcext:value-type="currency">
            <text:p>$0.10</text:p>
          </table:table-cell>
          <table:table-cell table:style-name="ce4" table:formula="of:=[.C11]*[.F11]" office:value-type="currency" office:currency="USD" office:value="0.1" calcext:value-type="currency">
            <text:p>$0.10</text:p>
          </table:table-cell>
          <table:table-cell table:style-name="ce1" office:value-type="string" calcext:value-type="string">
            <text:p>https://www.digikey.com/en/products/detail/samsung-electro-mechanics/CL10B224KA8NNNC/3886769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C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p</text:p>
          </table:table-cell>
          <table:table-cell table:style-name="ce1" office:value-type="string" calcext:value-type="string">
            <text:p>CL10C100CB8NNNC</text:p>
          </table:table-cell>
          <table:table-cell table:style-name="ce4" office:value-type="currency" office:currency="USD" office:value="0.1" calcext:value-type="currency">
            <text:p>$0.10</text:p>
          </table:table-cell>
          <table:table-cell table:style-name="ce4" table:formula="of:=[.C12]*[.F12]" office:value-type="currency" office:currency="USD" office:value="0.1" calcext:value-type="currency">
            <text:p>$0.10</text:p>
          </table:table-cell>
          <table:table-cell table:style-name="ce1" office:value-type="string" calcext:value-type="string">
            <text:p>https://www.digikey.com/en/products/detail/samsung-electro-mechanics/CL10C100CB8NNNC/3886727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C32, C3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1u</text:p>
          </table:table-cell>
          <table:table-cell table:style-name="ce1" office:value-type="string" calcext:value-type="string">
            <text:p>CL10B104KC8NNNC</text:p>
          </table:table-cell>
          <table:table-cell table:style-name="ce4" office:value-type="currency" office:currency="USD" office:value="0.1" calcext:value-type="currency">
            <text:p>$0.10</text:p>
          </table:table-cell>
          <table:table-cell table:style-name="ce4" table:formula="of:=[.C13]*[.F13]" office:value-type="currency" office:currency="USD" office:value="0.2" calcext:value-type="currency">
            <text:p>$0.20</text:p>
          </table:table-cell>
          <table:table-cell table:style-name="ce1" office:value-type="string" calcext:value-type="string">
            <text:p>https://www.digikey.com/en/products/detail/samsung-electro-mechanics/CL10B104KC8NNNC/5961291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C3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.7p</text:p>
          </table:table-cell>
          <table:table-cell table:style-name="ce1" office:value-type="string" calcext:value-type="string">
            <text:p>CL10C4R7BB8NNNC</text:p>
          </table:table-cell>
          <table:table-cell table:style-name="ce4" office:value-type="currency" office:currency="USD" office:value="0.1" calcext:value-type="currency">
            <text:p>$0.10</text:p>
          </table:table-cell>
          <table:table-cell table:style-name="ce4" table:formula="of:=[.C14]*[.F14]" office:value-type="currency" office:currency="USD" office:value="0.1" calcext:value-type="currency">
            <text:p>$0.10</text:p>
          </table:table-cell>
          <table:table-cell table:style-name="ce1" office:value-type="string" calcext:value-type="string">
            <text:p>https://www.digikey.com/en/products/detail/samsung-electro-mechanics/CL10C4R7BB8NNNC/3887450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C3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0u</text:p>
          </table:table-cell>
          <table:table-cell table:style-name="ce1" office:value-type="float" office:value="865080757014" calcext:value-type="float">
            <text:p>865080757014</text:p>
          </table:table-cell>
          <table:table-cell table:style-name="ce4" office:value-type="currency" office:currency="USD" office:value="0.94" calcext:value-type="currency">
            <text:p>$0.94</text:p>
          </table:table-cell>
          <table:table-cell table:style-name="ce4" table:formula="of:=[.C15]*[.F15]" office:value-type="currency" office:currency="USD" office:value="0.94" calcext:value-type="currency">
            <text:p>$0.94</text:p>
          </table:table-cell>
          <table:table-cell table:style-name="ce1" office:value-type="string" calcext:value-type="string">
            <text:p>https://www.digikey.com/en/products/detail/w%C3%BCrth-elektronik/865080757014/17829842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D1, D2, D3, D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AV199</text:p>
          </table:table-cell>
          <table:table-cell table:style-name="ce1" office:value-type="string" calcext:value-type="string">
            <text:p>BAV199,215</text:p>
          </table:table-cell>
          <table:table-cell table:style-name="ce4" office:value-type="currency" office:currency="USD" office:value="0.22" calcext:value-type="currency">
            <text:p>$0.22</text:p>
          </table:table-cell>
          <table:table-cell table:style-name="ce4" table:formula="of:=[.C16]*[.F16]" office:value-type="currency" office:currency="USD" office:value="0.88" calcext:value-type="currency">
            <text:p>$0.88</text:p>
          </table:table-cell>
          <table:table-cell table:style-name="ce1" office:value-type="string" calcext:value-type="string">
            <text:p>https://www.digikey.com/en/products/detail/nexperia-usa-inc/BAV199-215/763223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D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FLS260-7</text:p>
          </table:table-cell>
          <table:table-cell table:style-name="ce3" office:value-type="string" calcext:value-type="string">
            <text:p>DFLS260-7</text:p>
          </table:table-cell>
          <table:table-cell table:style-name="ce4" office:value-type="currency" office:currency="USD" office:value="0.48" calcext:value-type="currency">
            <text:p>$0.48</text:p>
          </table:table-cell>
          <table:table-cell table:style-name="ce4" table:formula="of:=[.C17]*[.F17]" office:value-type="currency" office:currency="USD" office:value="0.48" calcext:value-type="currency">
            <text:p>$0.48</text:p>
          </table:table-cell>
          <table:table-cell table:style-name="ce1" office:value-type="string" calcext:value-type="string">
            <text:p>https://www.digikey.com/en/products/detail/diodes-incorporated/DFLS260-7/4249911?s=N4IgTCBcDaICIDEAyBlMA2ADAWgOwgF0BfIA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D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N4148</text:p>
          </table:table-cell>
          <table:table-cell table:style-name="ce1" office:value-type="string" calcext:value-type="string">
            <text:p>1N4148W-TP</text:p>
          </table:table-cell>
          <table:table-cell table:style-name="ce4" office:value-type="currency" office:currency="USD" office:value="0.12" calcext:value-type="currency">
            <text:p>$0.12</text:p>
          </table:table-cell>
          <table:table-cell table:style-name="ce4" table:formula="of:=[.C18]*[.F18]" office:value-type="currency" office:currency="USD" office:value="0.12" calcext:value-type="currency">
            <text:p>$0.12</text:p>
          </table:table-cell>
          <table:table-cell table:style-name="ce1" office:value-type="string" calcext:value-type="string">
            <text:p>https://www.digikey.com/en/products/detail/micro-commercial-co/1N4148W-TP/717196</text:p>
          </table:table-cell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FB1, FB2, FB3, FB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FerriteBead</text:p>
          </table:table-cell>
          <table:table-cell table:style-name="ce1" office:value-type="float" office:value="742792651" calcext:value-type="float">
            <text:p>742792651</text:p>
          </table:table-cell>
          <table:table-cell table:style-name="ce4" office:value-type="currency" office:currency="USD" office:value="0.18" calcext:value-type="currency">
            <text:p>$0.18</text:p>
          </table:table-cell>
          <table:table-cell table:style-name="ce4" table:formula="of:=[.C19]*[.F19]" office:value-type="currency" office:currency="USD" office:value="0.72" calcext:value-type="currency">
            <text:p>$0.72</text:p>
          </table:table-cell>
          <table:table-cell table:style-name="ce7" office:value-type="string" calcext:value-type="string">
            <text:p>https://www.digikey.com/en/products/detail/w%C3%BCrth-elektronik/742792651/1638997?s=N4IgTCBcDaIOwGYwFoCMBWAnA5A2ZAcgCIgC6AvkA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J1, J2, J4, J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onn_01x04</text:p>
          </table:table-cell>
          <table:table-cell table:style-name="ce1" office:value-type="string" calcext:value-type="string">
            <text:p>B8B-PH-K-S(LF)(SN)</text:p>
          </table:table-cell>
          <table:table-cell table:style-name="ce4" office:value-type="currency" office:currency="USD" office:value="0.44" calcext:value-type="currency">
            <text:p>$0.44</text:p>
          </table:table-cell>
          <table:table-cell table:style-name="ce4" table:formula="of:=[.C20]*[.F20]" office:value-type="currency" office:currency="USD" office:value="1.76" calcext:value-type="currency">
            <text:p>$1.76</text:p>
          </table:table-cell>
          <table:table-cell table:style-name="ce1" office:value-type="string" calcext:value-type="string">
            <text:p>https://www.digikey.com/en/products/detail/jst-sales-america-inc/B8B-PH-K-S-LF-SN/926617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J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nn_01x03</text:p>
          </table:table-cell>
          <table:table-cell table:style-name="ce1"/>
          <table:table-cell table:style-name="ce4" table:number-columns-repeated="2"/>
          <table:table-cell table:style-name="ce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J5, J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nn_01x02</text:p>
          </table:table-cell>
          <table:table-cell table:style-name="ce1" office:value-type="string" calcext:value-type="string">
            <text:p>B2B-PH-K-S(LF)(SN)</text:p>
          </table:table-cell>
          <table:table-cell table:style-name="ce4" office:value-type="currency" office:currency="USD" office:value="0.17" calcext:value-type="currency">
            <text:p>$0.17</text:p>
          </table:table-cell>
          <table:table-cell table:style-name="ce4" table:formula="of:=[.C22]*[.F22]" office:value-type="currency" office:currency="USD" office:value="0.34" calcext:value-type="currency">
            <text:p>$0.34</text:p>
          </table:table-cell>
          <table:table-cell table:style-name="ce1" office:value-type="string" calcext:value-type="string">
            <text:p>https://www.digikey.com/en/products/detail/jst-sales-america-inc/B2B-PH-K-S-LF-SN/926611</text:p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L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47u</text:p>
          </table:table-cell>
          <table:table-cell table:style-name="ce3" office:value-type="string" calcext:value-type="string">
            <text:p>74479876147C</text:p>
          </table:table-cell>
          <table:table-cell table:style-name="ce4" office:value-type="currency" office:currency="USD" office:value="0.7" calcext:value-type="currency">
            <text:p>$0.70</text:p>
          </table:table-cell>
          <table:table-cell table:style-name="ce4" table:formula="of:=[.C23]*[.F23]" office:value-type="currency" office:currency="USD" office:value="0.7" calcext:value-type="currency">
            <text:p>$0.70</text:p>
          </table:table-cell>
          <table:table-cell table:style-name="ce1" office:value-type="string" calcext:value-type="string">
            <text:p>https://www.digikey.com/en/products/detail/w%C3%BCrth-elektronik/74479876147C/5870836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L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.8u</text:p>
          </table:table-cell>
          <table:table-cell table:style-name="ce3" office:value-type="float" office:value="74437324068" calcext:value-type="float">
            <text:p>74437324068</text:p>
          </table:table-cell>
          <table:table-cell table:style-name="ce4" office:value-type="currency" office:currency="USD" office:value="2.35" calcext:value-type="currency">
            <text:p>$2.35</text:p>
          </table:table-cell>
          <table:table-cell table:style-name="ce4" table:formula="of:=[.C24]*[.F24]" office:value-type="currency" office:currency="USD" office:value="2.35" calcext:value-type="currency">
            <text:p>$2.35</text:p>
          </table:table-cell>
          <table:table-cell table:style-name="ce1" office:value-type="string" calcext:value-type="string">
            <text:p>https://www.digikey.com/en/products/detail/w%C3%BCrth-elektronik/74437324068/2791049?s=N4IgTCBcDaIOwBYEGY7LAgDANgBwgF0BfIA</text:p>
          </table:table-cell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Q1, Q2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3" office:value-type="string" calcext:value-type="string">
            <text:p>SSM3J338R,LF</text:p>
          </table:table-cell>
          <table:table-cell table:style-name="ce4" office:value-type="currency" office:currency="USD" office:value="0.37" calcext:value-type="currency">
            <text:p>$0.37</text:p>
          </table:table-cell>
          <table:table-cell table:style-name="ce4" table:formula="of:=[.C25]*[.F25]" office:value-type="currency" office:currency="USD" office:value="0.74" calcext:value-type="currency">
            <text:p>$0.74</text:p>
          </table:table-cell>
          <table:table-cell table:style-name="ce1" office:value-type="string" calcext:value-type="string">
            <text:p>https://www.digikey.com/en/products/detail/toshiba-semiconductor-and-storage/SSM3J338R-LF/5810226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Q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SBCP56-16T1G</text:p>
          </table:table-cell>
          <table:table-cell table:style-name="ce4" office:value-type="currency" office:currency="USD" office:value="0.41" calcext:value-type="currency">
            <text:p>$0.41</text:p>
          </table:table-cell>
          <table:table-cell table:style-name="ce4" table:formula="of:=[.C26]*[.F26]" office:value-type="currency" office:currency="USD" office:value="0.41" calcext:value-type="currency">
            <text:p>$0.41</text:p>
          </table:table-cell>
          <table:table-cell table:style-name="ce1" office:value-type="string" calcext:value-type="string">
            <text:p>https://www.digikey.com/en/products/detail/onsemi/SBCP56-16T1G/3062655?s=N4IgTCBcDaIMoCEDCAFArANgLQEYMBUcBxEAXQF8g</text:p>
          </table:table-cell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R1, R2, R3, R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6.8k</text:p>
          </table:table-cell>
          <table:table-cell table:style-name="ce1" office:value-type="string" calcext:value-type="string">
            <text:p>ERA-3AED682V</text:p>
          </table:table-cell>
          <table:table-cell table:style-name="ce4" office:value-type="currency" office:currency="USD" office:value="0.27" calcext:value-type="currency">
            <text:p>$0.27</text:p>
          </table:table-cell>
          <table:table-cell table:style-name="ce4" table:formula="of:=[.C27]*[.F27]" office:value-type="currency" office:currency="USD" office:value="1.08" calcext:value-type="currency">
            <text:p>$1.08</text:p>
          </table:table-cell>
          <table:table-cell table:style-name="ce1" office:value-type="string" calcext:value-type="string">
            <text:p>https://www.digikey.com/en/products/detail/panasonic-electronic-components/ERA-3AED682V/9373539</text:p>
          </table:table-cell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R5, R6, R7, R8, R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2.2k</text:p>
          </table:table-cell>
          <table:table-cell table:style-name="ce1" office:value-type="string" calcext:value-type="string">
            <text:p>MCT06030C2201FP500</text:p>
          </table:table-cell>
          <table:table-cell table:style-name="ce4" office:value-type="currency" office:currency="USD" office:value="0.15" calcext:value-type="currency">
            <text:p>$0.15</text:p>
          </table:table-cell>
          <table:table-cell table:style-name="ce4" table:formula="of:=[.C28]*[.F28]" office:value-type="currency" office:currency="USD" office:value="0.75" calcext:value-type="currency">
            <text:p>$0.75</text:p>
          </table:table-cell>
          <table:table-cell table:style-name="ce1" office:value-type="string" calcext:value-type="string">
            <text:p>https://www.digikey.com/en/products/detail/vishay-beyschlag-draloric-bc-components/MCT06030C2201FP500/2607839</text:p>
          </table:table-cell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R10, R11, R12, R1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MCT06030C3309FP500</text:p>
          </table:table-cell>
          <table:table-cell table:style-name="ce4" office:value-type="currency" office:currency="USD" office:value="0.17" calcext:value-type="currency">
            <text:p>$0.17</text:p>
          </table:table-cell>
          <table:table-cell table:style-name="ce4" table:formula="of:=[.C29]*[.F29]" office:value-type="currency" office:currency="USD" office:value="0.68" calcext:value-type="currency">
            <text:p>$0.68</text:p>
          </table:table-cell>
          <table:table-cell table:style-name="ce1" office:value-type="string" calcext:value-type="string">
            <text:p>https://www.digikey.com/en/products/detail/vishay-beyschlag-draloric-bc-components/MCT06030C3309FP500/2607849</text:p>
          </table:table-cell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R14, R15, R20, R21, R22, R2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RCW06030000Z0EC</text:p>
          </table:table-cell>
          <table:table-cell table:style-name="ce4" office:value-type="currency" office:currency="USD" office:value="0.1" calcext:value-type="currency">
            <text:p>$0.10</text:p>
          </table:table-cell>
          <table:table-cell table:style-name="ce4" table:formula="of:=[.C30]*[.F30]" office:value-type="currency" office:currency="USD" office:value="0.6" calcext:value-type="currency">
            <text:p>$0.60</text:p>
          </table:table-cell>
          <table:table-cell table:style-name="ce1" office:value-type="string" calcext:value-type="string">
            <text:p>https://www.digikey.com/en/products/detail/vishay-dale/CRCW06030000Z0EC/5070621</text:p>
          </table:table-cell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R16, R17, R18, R1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NP</text:p>
          </table:table-cell>
          <table:table-cell table:style-name="ce1"/>
          <table:table-cell table:style-name="ce4" table:number-columns-repeated="2"/>
          <table:table-cell table:style-name="ce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R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0k</text:p>
          </table:table-cell>
          <table:table-cell table:style-name="ce1" office:value-type="string" calcext:value-type="string">
            <text:p>CRCW0603100KFKEA</text:p>
          </table:table-cell>
          <table:table-cell table:style-name="ce4" office:value-type="currency" office:currency="USD" office:value="0.1" calcext:value-type="currency">
            <text:p>$0.10</text:p>
          </table:table-cell>
          <table:table-cell table:style-name="ce4" table:formula="of:=[.C32]*[.F32]" office:value-type="currency" office:currency="USD" office:value="0.1" calcext:value-type="currency">
            <text:p>$0.10</text:p>
          </table:table-cell>
          <table:table-cell table:style-name="ce1" office:value-type="string" calcext:value-type="string">
            <text:p>https://www.digikey.com/en/products/detail/vishay-dale/CRCW0603100KFKEA/1174896</text:p>
          </table:table-cell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R25, R2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k</text:p>
          </table:table-cell>
          <table:table-cell table:style-name="ce1" office:value-type="string" calcext:value-type="string">
            <text:p>CRCW060322K0FKEA</text:p>
          </table:table-cell>
          <table:table-cell table:style-name="ce4" office:value-type="currency" office:currency="USD" office:value="0.1" calcext:value-type="currency">
            <text:p>$0.10</text:p>
          </table:table-cell>
          <table:table-cell table:style-name="ce4" table:formula="of:=[.C33]*[.F33]" office:value-type="currency" office:currency="USD" office:value="0.1" calcext:value-type="currency">
            <text:p>$0.10</text:p>
          </table:table-cell>
          <table:table-cell table:style-name="ce1" office:value-type="string" calcext:value-type="string">
            <text:p>https://www.digikey.com/en/products/detail/vishay-dale/CRCW060322K0FKEA/1174818</text:p>
          </table:table-cell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R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M</text:p>
          </table:table-cell>
          <table:table-cell table:style-name="ce1" office:value-type="string" calcext:value-type="string">
            <text:p>CRCW06031M00FKEA</text:p>
          </table:table-cell>
          <table:table-cell table:style-name="ce4" office:value-type="currency" office:currency="USD" office:value="0.1" calcext:value-type="currency">
            <text:p>$0.10</text:p>
          </table:table-cell>
          <table:table-cell table:style-name="ce4" table:formula="of:=[.C34]*[.F34]" office:value-type="currency" office:currency="USD" office:value="0.1" calcext:value-type="currency">
            <text:p>$0.10</text:p>
          </table:table-cell>
          <table:table-cell table:style-name="ce1" office:value-type="string" calcext:value-type="string">
            <text:p>https://www.digikey.com/en/products/detail/vishay-dale/CRCW06031M00FKEA/1175010</text:p>
          </table:table-cell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R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4.8k</text:p>
          </table:table-cell>
          <table:table-cell table:style-name="ce1" office:value-type="string" calcext:value-type="string">
            <text:p>CRCW060334K8FKEA</text:p>
          </table:table-cell>
          <table:table-cell table:style-name="ce4" office:value-type="currency" office:currency="USD" office:value="0.1" calcext:value-type="currency">
            <text:p>$0.10</text:p>
          </table:table-cell>
          <table:table-cell table:style-name="ce4" table:formula="of:=[.C35]*[.F35]" office:value-type="currency" office:currency="USD" office:value="0.1" calcext:value-type="currency">
            <text:p>$0.10</text:p>
          </table:table-cell>
          <table:table-cell table:style-name="ce1" office:value-type="string" calcext:value-type="string">
            <text:p>https://www.digikey.com/en/products/detail/vishay-dale/CRCW060334K8FKEA/1174842</text:p>
          </table:table-cell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R2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99" calcext:value-type="float">
            <text:p>499</text:p>
          </table:table-cell>
          <table:table-cell table:style-name="ce1" office:value-type="string" calcext:value-type="string">
            <text:p>CRCW0603499RFKEAC</text:p>
          </table:table-cell>
          <table:table-cell table:style-name="ce4" office:value-type="currency" office:currency="USD" office:value="0.1" calcext:value-type="currency">
            <text:p>$0.10</text:p>
          </table:table-cell>
          <table:table-cell table:style-name="ce4" table:formula="of:=[.C36]*[.F36]" office:value-type="currency" office:currency="USD" office:value="0.1" calcext:value-type="currency">
            <text:p>$0.10</text:p>
          </table:table-cell>
          <table:table-cell table:style-name="ce1" office:value-type="string" calcext:value-type="string">
            <text:p>https://www.digikey.com/en/products/detail/vishay-dale/CRCW0603499RFKEAC/7928408</text:p>
          </table:table-cell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TP1, TP2, TP3, TP4, TP5, TP6, TP7, TP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estPoint</text:p>
          </table:table-cell>
          <table:table-cell table:style-name="ce1"/>
          <table:table-cell table:style-name="ce4" table:number-columns-repeated="2"/>
          <table:table-cell table:style-name="ce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U1, U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AD8421</text:p>
          </table:table-cell>
          <table:table-cell table:style-name="ce9" office:value-type="string" calcext:value-type="string">
            <text:p>AD8421ARZ-R7</text:p>
          </table:table-cell>
          <table:table-cell table:style-name="ce13" office:value-type="currency" office:currency="USD" office:value="9.16" calcext:value-type="currency">
            <text:p>$9.16</text:p>
          </table:table-cell>
          <table:table-cell table:style-name="ce13" table:formula="of:=[.C38]*[.F38]" office:value-type="currency" office:currency="USD" office:value="18.32" calcext:value-type="currency">
            <text:p>$18.32</text:p>
          </table:table-cell>
          <table:table-cell table:style-name="ce1" office:value-type="string" calcext:value-type="string">
            <text:p>https://www.digikey.com/en/products/detail/analog-devices-inc/AD8421ARZ-R7/3542848</text:p>
          </table:table-cell>
        </table:table-row>
        <table:table-row table:style-name="ro1"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D620</text:p>
          </table:table-cell>
          <table:table-cell table:style-name="ce1" office:value-type="string" calcext:value-type="string">
            <text:p>AD620ARZ-REEL7</text:p>
          </table:table-cell>
          <table:table-cell table:style-name="ce4" office:value-type="currency" office:currency="USD" office:value="12.53" calcext:value-type="currency">
            <text:p>$12.53</text:p>
          </table:table-cell>
          <table:table-cell table:style-name="ce4" table:formula="of:=[.C39]*[.F39]" office:value-type="currency" office:currency="USD" office:value="25.06" calcext:value-type="currency">
            <text:p>$25.06</text:p>
          </table:table-cell>
          <table:table-cell table:style-name="ce1" office:value-type="string" calcext:value-type="string">
            <text:p>https://www.digikey.com/en/products/detail/analog-devices-inc/AD620ARZ-REEL7/617757</text:p>
          </table:table-cell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U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PA1688</text:p>
          </table:table-cell>
          <table:table-cell table:style-name="ce1" office:value-type="string" calcext:value-type="string">
            <text:p>OPA1688IDR</text:p>
          </table:table-cell>
          <table:table-cell table:style-name="ce4" office:value-type="currency" office:currency="USD" office:value="1.77" calcext:value-type="currency">
            <text:p>$1.77</text:p>
          </table:table-cell>
          <table:table-cell table:style-name="ce4" table:formula="of:=[.C40]*[.F40]" office:value-type="currency" office:currency="USD" office:value="1.77" calcext:value-type="currency">
            <text:p>$1.77</text:p>
          </table:table-cell>
          <table:table-cell table:style-name="ce1" office:value-type="string" calcext:value-type="string">
            <text:p>https://www.digikey.com/en/products/detail/texas-instruments/OPA1688IDR/5481842</text:p>
          </table:table-cell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U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T8362</text:p>
          </table:table-cell>
          <table:table-cell table:style-name="ce1" office:value-type="string" calcext:value-type="string">
            <text:p>LT8362EDD#PBF</text:p>
          </table:table-cell>
          <table:table-cell table:style-name="ce4" office:value-type="currency" office:currency="USD" office:value="6.12" calcext:value-type="currency">
            <text:p>$6.12</text:p>
          </table:table-cell>
          <table:table-cell table:style-name="ce4" table:formula="of:=[.C41]*[.F41]" office:value-type="currency" office:currency="USD" office:value="6.12" calcext:value-type="currency">
            <text:p>$6.12</text:p>
          </table:table-cell>
          <table:table-cell table:style-name="ce1" office:value-type="string" calcext:value-type="string">
            <text:p>https://www.digikey.com/en/products/detail/analog-devices-inc/LT8362EDD-PBF/7599737</text:p>
          </table:table-cell>
        </table:table-row>
        <table:table-row table:style-name="ro1">
          <table:table-cell table:style-name="ce1" table:number-columns-repeated="5"/>
          <table:table-cell table:style-name="ce4" table:number-columns-repeated="2"/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Enclosure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1550WE</text:p>
          </table:table-cell>
          <table:table-cell table:style-name="ce4" office:value-type="currency" office:currency="USD" office:value="18.46" calcext:value-type="currency">
            <text:p>$18.46</text:p>
          </table:table-cell>
          <table:table-cell table:style-name="ce4" table:formula="of:=[.C43]*[.F43]" office:value-type="currency" office:currency="USD" office:value="18.46" calcext:value-type="currency">
            <text:p>$18.46</text:p>
          </table:table-cell>
          <table:table-cell table:style-name="ce1" office:value-type="string" calcext:value-type="string">
            <text:p>https://www.digikey.com/en/products/detail/hammond-manufacturing/1550WE/2211564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Rubber feet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SJ5402</text:p>
          </table:table-cell>
          <table:table-cell table:style-name="ce4" office:value-type="currency" office:currency="USD" office:value="0.2" calcext:value-type="currency">
            <text:p>$0.20</text:p>
          </table:table-cell>
          <table:table-cell table:style-name="ce4" table:formula="of:=[.C44]*[.F44]" office:value-type="currency" office:currency="USD" office:value="0.8" calcext:value-type="currency">
            <text:p>$0.80</text:p>
          </table:table-cell>
          <table:table-cell table:style-name="ce1" office:value-type="string" calcext:value-type="string">
            <text:p>https://www.digikey.com/en/products/detail/3m/SJ5402/3866081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Power switch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ULV4F2GSS341</text:p>
          </table:table-cell>
          <table:table-cell table:style-name="ce4" office:value-type="currency" office:currency="USD" office:value="18.07" calcext:value-type="currency">
            <text:p>$18.07</text:p>
          </table:table-cell>
          <table:table-cell table:style-name="ce4" table:formula="of:=[.C45]*[.F45]" office:value-type="currency" office:currency="USD" office:value="18.07" calcext:value-type="currency">
            <text:p>$18.07</text:p>
          </table:table-cell>
          <table:table-cell table:style-name="ce1" office:value-type="string" calcext:value-type="string">
            <text:p>https://www.digikey.com/en/products/detail/e-switch/ULV4F2GSS341/5299300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9V battery connector with cable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84-8</text:p>
          </table:table-cell>
          <table:table-cell table:style-name="ce4" office:value-type="currency" office:currency="USD" office:value="0.68" calcext:value-type="currency">
            <text:p>$0.68</text:p>
          </table:table-cell>
          <table:table-cell table:style-name="ce4" table:formula="of:=[.C46]*[.F46]" office:value-type="currency" office:currency="USD" office:value="1.36" calcext:value-type="currency">
            <text:p>$1.36</text:p>
          </table:table-cell>
          <table:table-cell table:style-name="ce1" office:value-type="string" calcext:value-type="string">
            <text:p>https://www.digikey.com/en/products/detail/keystone-electronics/84-8/304015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XLR connector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DE3F</text:p>
          </table:table-cell>
          <table:table-cell table:style-name="ce4" office:value-type="currency" office:currency="USD" office:value="8.46" calcext:value-type="currency">
            <text:p>$8.46</text:p>
          </table:table-cell>
          <table:table-cell table:style-name="ce4" table:formula="of:=[.C47]*[.F47]" office:value-type="currency" office:currency="USD" office:value="16.92" calcext:value-type="currency">
            <text:p>$16.92</text:p>
          </table:table-cell>
          <table:table-cell table:style-name="ce1" office:value-type="string" calcext:value-type="string">
            <text:p>https://www.digikey.com/en/products/detail/switchcraft-inc/DE3F/4863750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XLR jst cable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A08KR08KR26E254A</text:p>
          </table:table-cell>
          <table:table-cell table:style-name="ce4" office:value-type="currency" office:currency="USD" office:value="1.75" calcext:value-type="currency">
            <text:p>$1.75</text:p>
          </table:table-cell>
          <table:table-cell table:style-name="ce4" table:formula="of:=[.C48]*[.F48]" office:value-type="currency" office:currency="USD" office:value="3.5" calcext:value-type="currency">
            <text:p>$3.50</text:p>
          </table:table-cell>
          <table:table-cell table:style-name="ce1" office:value-type="string" calcext:value-type="string">
            <text:p>https://www.digikey.com/en/products/detail/jst-sales-america-inc/A08KR08KR26E254A/9920962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1/8 “ stereo connector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SJ1-43502PM</text:p>
          </table:table-cell>
          <table:table-cell table:style-name="ce4" office:value-type="currency" office:currency="USD" office:value="2.3" calcext:value-type="currency">
            <text:p>$2.30</text:p>
          </table:table-cell>
          <table:table-cell table:style-name="ce4" table:formula="of:=[.C49]*[.F49]" office:value-type="currency" office:currency="USD" office:value="2.3" calcext:value-type="currency">
            <text:p>$2.30</text:p>
          </table:table-cell>
          <table:table-cell table:style-name="ce1" office:value-type="string" calcext:value-type="string">
            <text:p>https://www.digikey.com/en/products/detail/cui-devices/SJ1-43502PM/5130707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1/8 “ stereo connector cable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A02KR02KR26E254B</text:p>
          </table:table-cell>
          <table:table-cell table:style-name="ce4" office:value-type="currency" office:currency="USD" office:value="1.19" calcext:value-type="currency">
            <text:p>$1.19</text:p>
          </table:table-cell>
          <table:table-cell table:style-name="ce4" table:formula="of:=[.C50]*[.F50]" office:value-type="currency" office:currency="USD" office:value="1.19" calcext:value-type="currency">
            <text:p>$1.19</text:p>
          </table:table-cell>
          <table:table-cell table:style-name="ce1" office:value-type="string" calcext:value-type="string">
            <text:p>https://www.digikey.com/en/products/detail/jst-sales-america-inc/A02KR02KR26E254B/9920927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Volume pot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PTD902-2015K-A103</text:p>
          </table:table-cell>
          <table:table-cell table:style-name="ce4" office:value-type="currency" office:currency="USD" office:value="2.91" calcext:value-type="currency">
            <text:p>$2.91</text:p>
          </table:table-cell>
          <table:table-cell table:style-name="ce4" table:formula="of:=[.C51]*[.F51]" office:value-type="currency" office:currency="USD" office:value="2.91" calcext:value-type="currency">
            <text:p>$2.91</text:p>
          </table:table-cell>
          <table:table-cell table:style-name="ce1" office:value-type="string" calcext:value-type="string">
            <text:p>https://www.digikey.com/en/products/detail/bourns-inc/PTD902-2015K-A103/3820463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Volume pot knob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OEDL-63-2-7</text:p>
          </table:table-cell>
          <table:table-cell table:style-name="ce4" office:value-type="currency" office:currency="USD" office:value="10.66" calcext:value-type="currency">
            <text:p>$10.66</text:p>
          </table:table-cell>
          <table:table-cell table:style-name="ce4" table:formula="of:=[.C52]*[.F52]" office:value-type="currency" office:currency="USD" office:value="10.66" calcext:value-type="currency">
            <text:p>$10.66</text:p>
          </table:table-cell>
          <table:table-cell table:style-name="ce1" office:value-type="string" calcext:value-type="string">
            <text:p>https://www.digikey.com/en/products/detail/kilo-international/OEDL-63-2-7/710708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Volume pot jst cable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A02KR02KR26E254B</text:p>
          </table:table-cell>
          <table:table-cell table:style-name="ce4" office:value-type="currency" office:currency="USD" office:value="1.19" calcext:value-type="currency">
            <text:p>$1.19</text:p>
          </table:table-cell>
          <table:table-cell table:style-name="ce4" table:formula="of:=[.C53]*[.F53]" office:value-type="currency" office:currency="USD" office:value="1.19" calcext:value-type="currency">
            <text:p>$1.19</text:p>
          </table:table-cell>
          <table:table-cell table:style-name="ce1" office:value-type="string" calcext:value-type="string">
            <text:p>https://www.digikey.com/en/products/detail/jst-sales-america-inc/A02KR02KR26E254B/9920927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ce1" table:number-columns-repeated="5"/>
          <table:table-cell table:style-name="ce4"/>
          <table:table-cell table:style-name="ce4" table:formula="of:=SUM([.G2:.G54])" office:value-type="currency" office:currency="USD" office:value="153.14" calcext:value-type="currency">
            <text:p>$153.14</text:p>
          </table:table-cell>
          <table:table-cell table:style-name="ce1"/>
        </table:table-row>
        <table:table-row table:style-name="ro1" table:number-rows-repeated="2">
          <table:table-cell table:style-name="ce1" table:number-columns-repeated="5"/>
          <table:table-cell table:style-name="ce4" table:number-columns-repeated="2"/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Cc</text:p>
          </table:table-cell>
          <table:table-cell table:style-name="ce1" office:value-type="string" calcext:value-type="string">
            <text:p>Fc=cm [kHz]</text:p>
          </table:table-cell>
          <table:table-cell table:style-name="ce1" office:value-type="string" calcext:value-type="string">
            <text:p>Cd</text:p>
          </table:table-cell>
          <table:table-cell table:style-name="ce4" office:value-type="string" calcext:value-type="string">
            <text:p>Fc-diff [kHz]</text:p>
          </table:table-cell>
          <table:table-cell table:style-name="ce4"/>
          <table:table-cell table:style-name="ce1"/>
        </table:table-row>
        <table:table-row table:style-name="ro1">
          <table:table-cell table:style-name="ce1"/>
          <table:table-cell table:style-name="ce1" office:value-type="float" office:value="33" calcext:value-type="float">
            <text:p>33</text:p>
          </table:table-cell>
          <table:table-cell table:style-name="ce2" office:value-type="float" office:value="0.000000001" calcext:value-type="float">
            <text:p>1.00E-09</text:p>
          </table:table-cell>
          <table:table-cell table:style-name="ce1" table:formula="of:=1/2/PI()/[.B59]/[.C59] / 1000" office:value-type="float" office:value="4822.87706339077" calcext:value-type="float">
            <text:p>4822.87706339077</text:p>
          </table:table-cell>
          <table:table-cell table:style-name="ce2" office:value-type="float" office:value="0.00000001" calcext:value-type="float">
            <text:p>1.00E-08</text:p>
          </table:table-cell>
          <table:table-cell table:style-name="ce5" table:formula="of:=1/2/PI()/[.B59]/((2 * [.E59]) + [.C59]) / 1000" office:value-type="float" office:value="229.660812542418" calcext:value-type="float">
            <text:p>229.660812542418</text:p>
          </table:table-cell>
          <table:table-cell table:style-name="ce4"/>
          <table:table-cell table:style-name="ce1"/>
        </table:table-row>
        <table:table-row table:style-name="ro1" table:number-rows-repeated="1048516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69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7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70P0"/>
    </number:number-style>
    <number:number-style style:name="N17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72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72P0"/>
    </number:number-style>
    <number:number-style style:name="N17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73P0"/>
    </number:number-style>
    <number:number-style style:name="N177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7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7P2" style:volatile="true">
      <number:text> $</number:text>
      <number:fill-character> </number:fill-character>
      <number:text>-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1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1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Yes</number:text>
    </number:number-style>
    <number:number-style style:name="N183P1" style:volatile="true">
      <number:text>Yes</number:text>
    </number:number-style>
    <number:number-style style:name="N183">
      <number:text>No</number:text>
      <style:map style:condition="value()&gt;0" style:apply-style-name="N183P0"/>
      <style:map style:condition="value()&lt;0" style:apply-style-name="N183P1"/>
    </number:number-style>
    <number:number-style style:name="N185P0" style:volatile="true">
      <number:text>True</number:text>
    </number:number-style>
    <number:number-style style:name="N185P1" style:volatile="true">
      <number:text>True</number:text>
    </number:number-style>
    <number:number-style style:name="N185">
      <number:text>False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On</number:text>
    </number:number-style>
    <number:number-style style:name="N187P1" style:volatile="true">
      <number:text>On</number:text>
    </number:number-style>
    <number:number-style style:name="N187">
      <number:text>Off</number:text>
      <style:map style:condition="value()&gt;0" style:apply-style-name="N187P0"/>
      <style:map style:condition="value()&lt;0" style:apply-style-name="N187P1"/>
    </number:number-style>
    <number:currency-style style:name="N189P0" style:volatile="true"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89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89P0"/>
    </number:currency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in" fo:page-height="8.5in" style:num-format="1" style:print-orientation="landscape" style:scale-to-X="1" style:scale-to-Y="1" style:writing-mode="lr-tb"/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6T22:46:47.287000000</meta:creation-date>
    <dc:date>2023-06-07T23:32:31.790000000</dc:date>
    <meta:editing-duration>P3DT2H31M1S</meta:editing-duration>
    <meta:editing-cycles>17</meta:editing-cycles>
    <meta:generator>LibreOffice/7.5.2.2$Windows_X86_64 LibreOffice_project/53bb9681a964705cf672590721dbc85eb4d0c3a2</meta:generator>
    <meta:document-statistic meta:table-count="1" meta:cell-count="382" meta:object-count="0"/>
  </office:meta>
</office:document-meta>
</file>